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OpFaultList.getFault( Fault 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sdlOpFaultList.WsdlOpFaultList( WsdlTypes wsdl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FaultList.add( Fault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FaultList.WsdlOpFaultList( Collection &lt; WsdlOpParameter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FaultList.WsdlOpFaultList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OpFaultList.WsdlOpFaul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